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</table:table-row>
      </table:table>
      <table:table table:name="A_3_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3_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3_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7:59:18.2694714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59:19.912524522</meta:creation-date>
    <meta:editing-duration>PT17M44S</meta:editing-duration>
    <meta:editing-cycles>4</meta:editing-cycles>
    <meta:generator>LibreOffice/4.2.7.2$Linux_x86 LibreOffice_project/420m0$Build-2</meta:generator>
    <meta:initial-creator>frederik </meta:initial-creator>
    <dc:date>2014-12-10T18:32:13.881013954</dc:date>
    <dc:creator>frederik </dc:creator>
    <meta:document-statistic meta:table-count="4" meta:cell-count="692" meta:object-count="0"/>
  </office:meta>
</office:document-meta>
</file>